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9.98mm" svg:height="90.04mm" svg:x="155.01mm" svg:y="30.55mm">
            <draw:object draw:notify-on-update-of-ranges="Лист1.A1:Лист1.A1 Лист1.A2:Лист1.A12 Лист1.C1:Лист1.C1 Лист1.C2:Лист1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47.91mm" svg:y="125.64mm">
            <draw:object draw:notify-on-update-of-ranges="Лист1.A1:Лист1.A1 Лист1.A2:Лист1.A13 Лист1.B1:Лист1.B1 Лист1.B2:Лист1.B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OG10([.C2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OG10([.C3])" office:value-type="float" office:value="1.98227123303957" calcext:value-type="float">
            <text:p>1,9822712330395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LOG10([.C4])" office:value-type="float" office:value="1.7481880270062" calcext:value-type="float">
            <text:p>1,748188027006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LOG10([.C5])" office:value-type="float" office:value="3.74647850993003" calcext:value-type="float">
            <text:p>3,74647850993003</text:p>
          </table:table-cell>
          <table:table-cell office:value-type="float" office:value="5578" calcext:value-type="float">
            <text:p>55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LOG10([.C6])" office:value-type="float" office:value="2.20951501454263" calcext:value-type="float">
            <text:p>2,2095150145426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LOG10([.C7])" office:value-type="float" office:value="5.28618017597686" calcext:value-type="float">
            <text:p>5,28618017597686</text:p>
          </table:table-cell>
          <table:table-cell office:value-type="float" office:value="193277" calcext:value-type="float">
            <text:p>1932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LOG10([.C8])" office:value-type="float" office:value="2.54654266347813" calcext:value-type="float">
            <text:p>2,54654266347813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LOG10([.C9])" office:value-type="float" office:value="2.94987770403687" calcext:value-type="float">
            <text:p>2,94987770403687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LOG10([.C10])" office:value-type="float" office:value="2.81291335664286" calcext:value-type="float">
            <text:p>2,81291335664286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LOG10([.C11])" office:value-type="float" office:value="8.45583067070971" calcext:value-type="float">
            <text:p>8,45583067070971</text:p>
          </table:table-cell>
          <table:table-cell office:value-type="float" office:value="285647660" calcext:value-type="float">
            <text:p>2856476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LOG10([.C12])" office:value-type="float" office:value="3.03342375548695" calcext:value-type="float">
            <text:p>3,03342375548695</text:p>
          </table:table-cell>
          <table:table-cell office:value-type="float" office:value="1080" calcext:value-type="float">
            <text:p>10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3:01:06.018520565</meta:creation-date>
    <dc:date>2020-02-13T13:13:20.673811735</dc:date>
    <meta:editing-duration>PT2M14S</meta:editing-duration>
    <meta:editing-cycles>1</meta:editing-cycles>
    <meta:document-statistic meta:table-count="1" meta:cell-count="36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legend chart:legend-position="end" svg:x="14.152cm" svg:y="4.203cm" style:legend-expansion="high" chart:style-name="ch2"/>
        <chart:plot-area chart:style-name="ch3" table:cell-range-address="Лист1.A1:Лист1.A12 Лист1.C1:Лист1.C12" chart:data-source-has-labels="row" svg:x="2.672cm" svg:y="0.231cm" svg:width="13.512cm" svg:height="8.645cm">
          <chartooo:coordinate-region svg:x="4.59cm" svg:y="0.431cm" svg:width="11.407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C2:Лист1.C12" chart:label-cell-address="Лист1.C1:Лист1.C1" chart:class="chart:scatter">
            <chart:domain table:cell-range-address="Лист1.A2:Лист1.A12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OP</text:p>
                <draw:g>
                  <svg:desc>Лист1.C1:Лист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Лист1.A2:Лист1.A12</svg:desc>
                </draw:g>
              </table:table-cell>
              <table:table-cell office:value-type="float" office:value="10">
                <text:p>10</text:p>
                <draw:g>
                  <svg:desc>Лист1.C2:Лист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578">
                <text:p>55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93277">
                <text:p>1932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85647660">
                <text:p>2856476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080">
                <text:p>10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469cm" svg:y="4.203cm" style:legend-expansion="high" chart:style-name="ch2"/>
        <chart:plot-area chart:style-name="ch3" table:cell-range-address="Лист1.A1:Лист1.B13" chart:data-source-has-labels="row" svg:x="0.319cm" svg:y="0.18cm" svg:width="13.831cm" svg:height="8.645cm">
          <chartooo:coordinate-region svg:x="0.755cm" svg:y="0.379cm" svg:width="13.20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B13" chart:label-cell-address="Лист1.B1:Лист1.B1" chart:class="chart:scatter">
            <chart:domain table:cell-range-address="Лист1.A2:Лист1.A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L</text:p>
                <draw:g>
                  <svg:desc>Лист1.B1:Лист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Лист1.A2:Лист1.A13</svg:desc>
                </draw:g>
              </table:table-cell>
              <table:table-cell office:value-type="float" office:value="1">
                <text:p>1</text:p>
                <draw:g>
                  <svg:desc>Лист1.B2:Лист1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98227123303957">
                <text:p>1.982271233039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7481880270062">
                <text:p>1.74818802700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.74647850993003">
                <text:p>3.74647850993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.20951501454263">
                <text:p>2.209515014542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.28618017597686">
                <text:p>5.286180175976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.54654266347813">
                <text:p>2.546542663478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.94987770403687">
                <text:p>2.949877704036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.81291335664286">
                <text:p>2.812913356642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8.45583067070971">
                <text:p>8.455830670709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3.03342375548695">
                <text:p>3.033423755486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